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in" fo:margin-right="0in" fo:line-height="200%" fo:text-indent="0in" style:auto-text-indent="false"/>
    </style:style>
    <style:style style:name="P2" style:family="paragraph" style:parent-style-name="Standard">
      <style:paragraph-properties fo:margin-left="0in" fo:margin-right="0in" fo:line-height="200%" fo:text-indent="0in" style:auto-text-indent="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7516in"/>
          <style:tab-stop style:position="4.9543in"/>
        </style:tab-stops>
      </style:paragraph-properties>
    </style:style>
    <style:style style:name="P3" style:family="paragraph" style:parent-style-name="Standard" style:master-page-name="Standard">
      <style:paragraph-properties fo:margin-left="0in" fo:margin-right="0in" fo:line-height="200%" fo:text-indent="0in" style:auto-text-indent="false" style:page-number="auto"/>
    </style:style>
    <style:style style:name="T1" style:family="text">
      <style:text-properties fo:font-style="italic" style:font-style-asian="italic" style:font-style-complex="italic"/>
    </style:style>
    <style:style style:name="T2" style:family="text">
      <style:text-properties fo:font-style="italic" style:font-name-asian="Times New Roman" style:font-style-asian="italic" style:font-style-complex="italic"/>
    </style:style>
    <style:style style:name="T3" style:family="text">
      <style:text-properties fo:font-style="italic" fo:font-weight="bold" style:font-name-asian="Times New Roman" style:font-style-asian="italic" style:font-weight-asian="bold" style:font-style-complex="italic" style:font-weight-complex="bold"/>
    </style:style>
    <style:style style:name="T4" style:family="text">
      <style:text-properties style:font-name-asian="Times New Roman"/>
    </style:style>
    <style:style style:name="T5" style:family="text">
      <style:text-properties fo:font-weight="bold" style:font-name-asian="Times New Roman"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tab/>Leora sat down at Lucius’s desk, as he attempted to teach her how to type on the telegram, before realizing that such instructions were likely useless without a sighted point of reference.</text:p>
      <text:p text:style-name="P1"><text:tab/>“Perhaps you have a way I could type in braille? My handwriting is based in braille so that I can read back what I wrote, so I’d be able to use in typing if I could figure out the keys,” Leora suggested.</text:p>
      <text:p text:style-name="P1"><text:tab/>“I’ll have to see to it I grab a few things the next time I’m away, young one. For now, if it is agreeable to you, I can have Gwendolyn help you read and write. You’ll come to find she’s a jack-of-all-trades.”</text:p>
      <text:p text:style-name="P1"><text:tab/>“Ah, thank you.”</text:p>
      <text:p text:style-name="P1"><text:tab/>“It of course isn’t the most privacy-respecting setup, and I understand if there are certain limitations, especially considering you just met my -”</text:p>
      <text:p text:style-name="P1"><text:tab/>“It’s fine – much more than I’ve had before. Thank you.”</text:p>
      <text:p text:style-name="P1"><text:tab/>“Of course, dear. Bid your aunt my greetings, and ask her if you would the contents of that package before we bother to go get it, would you?” Lucius requested, garnering a nod from Leora as he stepped out, stepping upstairs to Aneurin's room, opening the door unceremoniously with a huff.</text:p>
      <text:p text:style-name="P1"><text:tab/>"Do you care to knock, boy? I thought you were meant to be civilized."</text:p>
      <text:p text:style-name="P1"><text:tab/>"Your daughter will be in my office with Gwen if you need her. Consider my lack of respect for your privacy in the moment a petty retribution. <text:span text:style-name="T1">Do not leave this house, while I attend to my own matters.</text:span> People have already come by looking for you, and I won't hear the end of it if I'm found to have been abetting you. Furthermore, stay in this private wing, speaking with none of my servants but my hen."</text:p>
      <text:p text:style-name="P1"><text:span text:style-name="T4"><text:tab/>Meanwhile, Gwendolyn returned from seeing off the Huntsmen, spotting a short note left on the dining table by Lucius as he had passed through. "Gracias for dinner, Gwen, as always. Leora would like you in my office; she'll tell you more," she read aloud to herself, setting dishes aside and such to clean later and doing as asked, her mind resting on the crow she'd met with a blush painting her cheeks. A gentle knock pierced the silence of the suite before Gwen creaked open the door, catching Leora's ears.</text:span></text:p>
      <text:p text:style-name="P1"><text:span text:style-name="T4"><text:tab/>"Gwen?" she asked.</text:span></text:p>
      <text:p text:style-name="P1"><text:span text:style-name="T4"><text:tab/>"At your service, milady," Gwendolyn replied, coming in with a warm smile across her beak, sitting down on the warm cushion Lucius had been on for a seat. "You needed me?"</text:span></text:p>
      <text:p text:style-name="P1"><text:span text:style-name="T4"><text:tab/>"Yes, thank you Gwen. I need help to be able to use the telegram."</text:span></text:p>
      <text:p text:style-name="P1"><text:span text:style-name="T4"><text:tab/>"Has milord asked that I teach you to type, then?"</text:span></text:p>
      <text:p text:style-name="P1"><text:span text:style-name="T4"><text:tab/>"Look closely at my eyes, Gwendal," said Leora, holding her eyes wide open.</text:span></text:p>
      <text:p text:style-name="P1"><text:span text:style-name="T4"><text:tab/>"Oh mi! Tu eres ciega?"</text:span></text:p>
      <text:p text:style-name="P1"><text:span text:style-name="T4"><text:tab/>"Pardon?"</text:span></text:p>
      <text:p text:style-name="P1"><text:span text:style-name="T4"><text:tab/>"...I didn't realize you were blind, milady. My apologies."</text:span></text:p>
      <text:p text:style-name="P1"><text:span text:style-name="T4"><text:tab/>"It's fine, Gwen. I can mostly manage; I just need a typist since the keys don't have any feeling to them."</text:span></text:p>
      <text:p text:style-name="P1"><text:span text:style-name="T4"><text:tab/>"Of course. Who do you need to speak with?"</text:span></text:p>
      <text:p text:style-name="P1"><text:span text:style-name="T4"><text:tab/>"Twinleaf Vass. Line #00FF09. Encrypt with key 1.4.9.3.0.2.4.5." Gwen punched in the numbers and the telegram awoke from a slumber, its lights twinkling to life.</text:span></text:p>
      <text:p text:style-name="P1"><text:span text:style-name="T4"><text:tab/>The electrical typist's telegram was at the cutting edge of professional technology. It was an analogue machine heavily abstracted from its baser components. &lt;DIAGRAM AND EXPLANTION HERE&gt;</text:span></text:p>
      <text:p text:style-name="P1"><text:span text:style-name="T4"><text:tab/>For all its benefits, the telegram faced opposition from lobbyists: namely birds. As in all forms of technological advancement, the workers which innovation was to replace were frightened and motivated to apprehend its implementation. Thus, campaigns arose claiming the dangers of wires ran underground to facilitate the system's communications, and the Unidad suffered greatly in adopting the technology. Meanwhile, the independent territories had seen a surge in prosperity, cooperating to establish the lines as means of trade, and the Hunt's military had even endorsed and promoted construction both in the independent territories and within its own borders, valuing the independence from birds it provided.</text:span></text:p>
      <text:p text:style-name="P1"><text:span text:style-name="T4"><text:tab/>Luckily for Leora, as Gwen typed her first message to Twinleaf, none of this mattered. She could finally speak to her aunt for the first time in years, and </text:span><text:span text:style-name="T2">that did matter</text:span><text:span text:style-name="T4">. Gwen would read the message back to the bat before every send, and read aloud every receive as it came in.</text:span></text:p>
      <text:p text:style-name="P1"><text:span text:style-name="T4"><text:tab/>"Hi auntie! It's your niece Leora. I know we haven't spoken in forever, but I finally got claws on a telegram. How have you been? What's the big new project?" Long minutes passed, though Leora assumed she'd hear back any time since it should be her aunt's work-hours. Slowly, a message did begin coming in the from line, bleeding ink onto paper into a reply, which Gwen read cheerfully.</text:span></text:p>
      <text:p text:style-name="P1"><text:soft-page-break/><text:span text:style-name="T4"><text:tab/>"Leora, love? It's hard to believe, but I'm overjoyed to speak to you again! Did you get my package? It </text:span><text:span text:style-name="T2">is</text:span><text:span text:style-name="T4"> my "new big project," dearest. I'm working on synthetic bloods." Gwen paused a moment, looking confused, for she knew not of Leora's origins. </text:span></text:p>
      <text:p text:style-name="P1"><text:span text:style-name="T4"><text:tab/>The bat-girl spoke her next words carefully as to not offend, nor give away her secrets. "That's wonderful, auntie. I should mention who I have to thank for this - a cat named Lucius and his servant Gwen who's operating the telegram for me." A slightly shorter, yet still uncomfortable wait ensued before the next response.</text:span></text:p>
      <text:p text:style-name="P1"><text:span text:style-name="T4"><text:tab/></text:span><text:span text:style-name="T5">"I see. Hello then, miss Gwen. But yes, blood is all that's been on my mind, as of late, though of course my brain always makes time for you and Aneurin. Which of course - where is your father?"</text:span></text:p>
      <text:p text:style-name="P2"><text:span text:style-name="T5"><text:tab/>"Resting after breakfast. We're staying with Mr. Lucius."</text:span></text:p>
      <text:p text:style-name="P2"><text:span text:style-name="T5"><text:tab/>"So you've left Err, then."</text:span></text:p>
      <text:p text:style-name="P2"><text:span text:style-name="T5"><text:tab/>"Yes, I'm sure you've heard, or </text:span><text:span text:style-name="T3">will</text:span><text:span text:style-name="T5"> hear the poor state of the town soon enough."</text:span></text:p>
      <text:p text:style-name="P2"><text:span text:style-name="T5"><text:tab/>"As long as you're both safe, darling. What have you been up to? Did you read the books I had mailed over?"</text:span></text:p>
      <text:p text:style-name="P2"><text:span text:style-name="T5"><text:tab/>"Yes, auntie, I did."</text:span></text:p>
      <text:p text:style-name="P2"><text:span text:style-name="T5"><text:tab/>“I’m so sorry to cut a reunion short, my precious child, but I have to finish my larger present for you. I love you; speak with you tomorrow. Make sure to get that package picked up, if you haven’t already.”</text:span><text:span text:style-name="T4"> </text:span></text:p>
      <text:p text:style-name="P2"><text:span text:style-name="T4"><text:tab/>The conversation finished, with Gwendolyn taking to gently wrap Leora in her wings, smiling. “You certainly have a dedicated aunt, milady. I won’t pry, but a question?” she requested, seeming rather confused at the conversation, given a lack of much context, to which Leora responded sympathetically.</text:span></text:p>
      <text:p text:style-name="P2"><text:span text:style-name="T4"><text:tab/>“Ask away, Gwen.” Leora offered.</text:span></text:p>
      <text:p text:style-name="P2"><text:span text:style-name="T4"><text:tab/>“What’s so special for you about blood? She said it was a present.”</text:span></text:p>
      <text:p text:style-name="P2"><text:span text:style-name="T4"><text:tab/>Leora thought for a moment, gripping Gwen tightly to cover for the silent interlude she needed before speaking. “I have… a condition where I need a lot more blood then what my body provides naturally,” she finally answered, lessening her grip and letting the embrace end, as Gwen seemed satisfied, if a bit embarrassed to have asked in the first place now.</text:span></text:p>
      <text:p text:style-name="P2"><text:span text:style-name="T4"><text:tab/>“Ah...pardon mi, milady, then I won’t inquire further.”</text:span></text:p>
      <text:p text:style-name="P2"><text:span text:style-name="T4"><text:tab/>“Thank you for respecting my privacy Gwendolyn, I of course appreciate it.”</text:span></text:p>
      <text:p text:style-name="P2"><text:span text:style-name="T4"><text:tab/>Another knock on the door broke the subsequent bout of awkward lapse in conversation, and Gwen hastily opened the door to Lucius, whom smiled and embraced her casually. “How were things first time around? I assume there were a lot of questions.”</text:span></text:p>
      <text:p text:style-name="P2"><text:span text:style-name="T4"><text:tab/>“It went fine, though short, of course. It turns out we </text:span><text:span text:style-name="T2">will</text:span><text:span text:style-name="T4"> need to get that package from her, Lucius, when you have the time. I will join you, if you think I can help."</text:span></text:p>
      <text:p text:style-name="P2"><text:span text:style-name="T4"><text:tab/>"Aneurin and I will take care of it; you should rest up. When you're ready, I can show you the library as well, or you can go down there yourself. Take this; it'll be a sign you're an esteemed guest," said the cat, tossing her a necklace with his family crest sculpted: a fanged pitchfork. </text:span></text:p>
      <text:p text:style-name="P2"><text:span text:style-name="T4"><text:tab/>She caught it swiftly in her claw, dawning it with grace.</text:span></text:p>
      <text:p text:style-name="P2"><text:span text:style-name="T4"><text:tab/>"Thank you again. Though...do you show this kindness to everyone you meet?"</text:span></text:p>
      <text:p text:style-name="P2"><text:span text:style-name="T4"><text:tab/>"Only the ones who've tugged at my hear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auto"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paragraph-properties fo:margin-top="0in" fo:margin-bottom="0.0972in" loext:contextual-spacing="false" fo:line-height="115%"/>
    </style:style>
    <style:style style:name="Caption" style:family="paragraph" style:parent-style-name="Standard" style:default-outline-level="" style:class="extra">
      <style:paragraph-properties fo:margin-top="0.0835in" fo:margin-bottom="0.0835in" loext:contextual-spacing="false"/>
      <style:text-properties fo:font-style="italic" style:font-name-asian="Droid Sans Devanagari" style:font-family-asian="'Droid Sans Devanagari'" style:font-family-generic-asian="system" style:font-pitch-asian="variable" style:font-style-asian="italic" style:font-style-complex="italic"/>
    </style:style>
    <style:style style:name="Index" style:family="paragraph" style:parent-style-name="Standard" style:default-outline-level="" style:class="index"/>
    <style:style style:name="DocumentMap" style:family="paragraph" style:default-outline-level="">
      <style:paragraph-properties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style:font-name-complex="Liberation Serif1" style:font-family-complex="'Liberation Serif'" style:font-family-generic-complex="system" style:font-pitch-complex="variable" style:font-size-complex="12pt" fo:hyphenate="false" fo:hyphenation-remain-char-count="2" fo:hyphenation-push-char-count="2"/>
    </style:style>
    <style:style style:name="caption" style:family="paragraph" style:parent-style-name="Standard" style:default-outline-level="">
      <style:paragraph-properties fo:margin-top="0.0835in" fo:margin-bottom="0.0835in" loext:contextual-spacing="false"/>
      <style:text-properties fo:font-style="italic" style:font-style-asian="italic"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8T19:02:00</meta:creation-date>
    <dc:date>2020-02-22T21:07:00</dc:date>
    <meta:print-date>2020-02-20T10:08:00</meta:print-date>
    <meta:document-statistic meta:table-count="0" meta:image-count="0" meta:object-count="0" meta:page-count="2" meta:paragraph-count="46" meta:word-count="1322" meta:character-count="7514" meta:non-whitespace-character-count="6188"/>
    <meta:generator>LibreOffice/6.3.5.2$Linux_X86_64 LibreOffice_project/30$Build-2</meta:generator>
    <meta:user-defined meta:name="Operator">Microsoft Office User</meta:user-defined>
  </office:meta>
</office:document-meta>
</file>